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8pt" style:font-size-asian="28pt" style:font-size-complex="28pt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style:font-name="Segoe UI1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Segoe UI1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/>
      <style:text-properties style:font-name="Segoe UI1" fo:font-size="36pt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1" fo:font-size="36pt" fo:font-weight="bold" style:font-size-asian="36pt" style:font-weight-asian="bold" style:font-size-complex="36pt" style:font-weight-complex="bold"/>
    </style:style>
    <style:style style:name="P8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 style:font-size-asian="36pt" style:font-size-complex="36pt"/>
    </style:style>
    <style:style style:name="P9" style:family="paragraph">
      <loext:graphic-properties draw:fill="none" draw:fill-color="#ffffff"/>
      <style:paragraph-properties fo:text-align="center"/>
      <style:text-properties style:font-name="Segoe UI Semibold" fo:font-size="36pt" style:font-size-asian="36pt" style:font-size-complex="36pt"/>
    </style:style>
    <style:style style:name="P10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11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12" style:family="paragraph">
      <style:paragraph-properties fo:margin-left="0.318cm" fo:margin-right="0cm" fo:text-indent="0cm"/>
      <style:text-properties fo:font-size="6.5pt" style:font-size-asian="6.5pt" style:font-size-complex="6.5pt"/>
    </style:style>
    <style:style style:name="P13" style:family="paragraph">
      <style:paragraph-properties fo:text-align="center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1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1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1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 Semibold" fo:font-size="24pt" style:font-size-asian="24pt" style:font-size-complex="24pt"/>
    </style:style>
    <style:style style:name="T6" style:family="text">
      <style:text-properties style:font-name="Segoe UI Semibold" fo:font-size="36pt" style:font-size-asian="36pt" style:font-size-complex="36pt"/>
    </style:style>
    <style:style style:name="T7" style:family="text">
      <style:text-properties style:font-name="Segoe UI Semibold" fo:font-size="18pt" style:font-size-asian="18pt" style:font-size-complex="18pt"/>
    </style:style>
    <style:style style:name="T8" style:family="text">
      <style:text-properties style:font-name="Segoe UI Semibold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778cm" svg:y="1.016cm">
          <draw:text-box>
            <text:p text:style-name="P1"><text:span text:style-name="T1">HYMN #858</text:span></text:p>
            <text:p text:style-name="P1"><text:span text:style-name="T2">“</text:span><text:span text:style-name="T2">O Father, All Creating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5" draw:layer="layout" svg:width="24.384cm" svg:height="7.011cm" svg:x="1.778cm" svg:y="1.016cm">
          <draw:text-box>
            <text:p text:style-name="P4"><text:span text:style-name="T3">1. </text:span><text:span text:style-name="T4">O Father, all creating,</text:span></text:p>
            <text:p text:style-name="P4"><text:span text:style-name="T4">Whose wisdom, love, and pow’r</text:span><text:span text:style-name="T4"><text:line-break/></text:span><text:span text:style-name="T4">First bound two lives together</text:span></text:p>
            <text:p text:style-name="P4"><text:span text:style-name="T4">In Eden’s primal hour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5" draw:layer="layout" svg:width="24.384cm" svg:height="7.011cm" svg:x="1.778cm" svg:y="1.016cm">
          <draw:text-box>
            <text:p text:style-name="P4"><text:span text:style-name="T4">Today to these Your children</text:span><text:span text:style-name="T4"><text:line-break/></text:span><text:span text:style-name="T4">Your earliest gifts renew:</text:span><text:span text:style-name="T4"><text:line-break/></text:span><text:span text:style-name="T4">A home by You made happy,</text:span><text:span text:style-name="T4"><text:line-break/></text:span><text:span text:style-name="T4">A love by You kept tru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5" draw:layer="layout" svg:width="24.384cm" svg:height="7.011cm" svg:x="1.778cm" svg:y="1.016cm">
          <draw:text-box>
            <text:p text:style-name="P4"><text:span text:style-name="T3">2. </text:span><text:span text:style-name="T4">With good wine, Lord, at Cana</text:span><text:span text:style-name="T4"><text:line-break/></text:span><text:span text:style-name="T4">The wedding feast You blessed.</text:span><text:span text:style-name="T4"><text:line-break/></text:span><text:span text:style-name="T4">Grant also these Your presence,</text:span><text:span text:style-name="T4"><text:line-break/></text:span><text:span text:style-name="T4">And be their dearest gue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3" draw:text-style-name="P7" draw:layer="layout" svg:width="24.384cm" svg:height="7.366cm" svg:x="1.778cm" svg:y="1.016cm">
          <draw:text-box>
            <text:p text:style-name="P6"><text:span text:style-name="T4">Their store of earthly gladness</text:span><text:span text:style-name="T4"><text:line-break/></text:span><text:span text:style-name="T4">Transform to heav’nly wine,</text:span><text:span text:style-name="T4"><text:line-break/></text:span><text:span text:style-name="T4">And teach them, in the testing,</text:span><text:span text:style-name="T4"><text:line-break/></text:span><text:span text:style-name="T4">To know the gift divi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9" draw:layer="layout" svg:width="24.384cm" svg:height="7.011cm" svg:x="1.778cm" svg:y="0.635cm">
          <draw:text-box>
            <text:p text:style-name="P8"><text:span text:style-name="T5">3. </text:span><text:span text:style-name="T6">O Spirit of the Father,</text:span><text:span text:style-name="T6"><text:line-break/></text:span><text:span text:style-name="T6">Breathe on them from above,</text:span><text:span text:style-name="T6"><text:line-break/></text:span><text:span text:style-name="T6">So searching in Your pureness,</text:span><text:span text:style-name="T6"><text:line-break/></text:span><text:span text:style-name="T6">So tender in Your lov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9" draw:layer="layout" svg:width="24.384cm" svg:height="7.011cm" svg:x="1.693cm" svg:y="0.805cm">
          <draw:text-box>
            <text:p text:style-name="P8"><text:span text:style-name="T6">That, guarded by Your presence</text:span><text:span text:style-name="T6"><text:line-break/></text:span><text:span text:style-name="T6">And kept from strife and sin,</text:span><text:span text:style-name="T6"><text:line-break/></text:span><text:span text:style-name="T6">Their hearts may heed Your guidance</text:span><text:span text:style-name="T6"><text:line-break/></text:span><text:span text:style-name="T6">And know You dwell with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1" draw:layer="layout" svg:width="24.384cm" svg:height="7.011cm" svg:x="1.778cm" svg:y="1.016cm">
          <draw:text-box>
            <text:p text:style-name="P10"><text:span text:style-name="T5">4. </text:span><text:span text:style-name="T6">Unless You build it, Father,</text:span><text:span text:style-name="T6"><text:line-break/></text:span><text:span text:style-name="T6">The house is built in vain;</text:span><text:span text:style-name="T6"><text:line-break/></text:span><text:span text:style-name="T6">Unless You, Savior, bless it,</text:span><text:span text:style-name="T6"><text:line-break/></text:span><text:span text:style-name="T6">The joy will turn to pa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1" draw:layer="layout" svg:width="24.384cm" svg:height="11.619cm" svg:x="1.778cm" svg:y="0.827cm">
          <draw:text-box>
            <text:p text:style-name="P10"><text:span text:style-name="T6">But nothing breaks the union</text:span><text:span text:style-name="T6"><text:line-break/></text:span><text:span text:style-name="T6">Of hearts in You made one;</text:span><text:span text:style-name="T6"><text:line-break/></text:span><text:span text:style-name="T6">The love Your Spirit hallows</text:span><text:span text:style-name="T6"><text:line-break/></text:span><text:span text:style-name="T6">Is endless love begun.</text:span></text:p>
            <text:p text:style-name="P12"><text:span text:style-name="T7"><text:line-break/></text:span><text:span text:style-name="T7"/></text:p>
            <text:p text:style-name="P12"><text:span text:style-name="T7"><text:s text:c="6"/></text:span><text:span text:style-name="T7">Public domain</text:span></text:p>
            <text:p text:style-name="P12"><text:span text:style-name="T7"/></text:p>
            <text:p text:style-name="P13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4T00:04:46.752000000</meta:creation-date>
    <dc:title>Blue template</dc:title>
    <meta:editing-duration>PT4M28S</meta:editing-duration>
    <meta:editing-cycles>3</meta:editing-cycles>
    <meta:generator>LibreOffice/6.0.6.2$Windows_X86_64 LibreOffice_project/0c292870b25a325b5ed35f6b45599d2ea4458e77</meta:generator>
    <dc:date>2018-10-04T00:19:29.789000000</dc:date>
    <meta:document-statistic meta:object-count="48"/>
  </office:meta>
</office:document-meta>
</file>